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2f5d" officeooo:paragraph-rsid="00082f5d"/>
    </style:style>
    <style:style style:name="P2" style:family="paragraph" style:parent-style-name="Text_20_body">
      <style:text-properties officeooo:rsid="00082f5d" officeooo:paragraph-rsid="000a9104"/>
    </style:style>
    <style:style style:name="P3" style:family="paragraph" style:parent-style-name="Title">
      <style:text-properties officeooo:rsid="00082f5d" officeooo:paragraph-rsid="00082f5d"/>
    </style:style>
    <style:style style:name="P4" style:family="paragraph" style:parent-style-name="Text_20_body">
      <style:text-properties officeooo:rsid="00082f5d" officeooo:paragraph-rsid="00082f5d"/>
    </style:style>
    <style:style style:name="P5" style:family="paragraph" style:parent-style-name="Text_20_body">
      <style:text-properties officeooo:rsid="000effdb" officeooo:paragraph-rsid="000effdb"/>
    </style:style>
    <style:style style:name="P6" style:family="paragraph" style:parent-style-name="Text_20_body">
      <style:text-properties officeooo:rsid="00132083" officeooo:paragraph-rsid="00132083"/>
    </style:style>
    <style:style style:name="T1" style:family="text">
      <style:text-properties officeooo:rsid="000d0473"/>
    </style:style>
    <style:style style:name="T2" style:family="text">
      <style:text-properties officeooo:rsid="000eeea8"/>
    </style:style>
    <style:style style:name="T3" style:family="text">
      <style:text-properties officeooo:rsid="000effdb"/>
    </style:style>
    <style:style style:name="T4" style:family="text">
      <style:text-properties officeooo:rsid="001062d6"/>
    </style:style>
    <style:style style:name="T5" style:family="text">
      <style:text-properties officeooo:rsid="001320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adme- <text:span text:style-name="T5">ShipThrd.</text:span>cpp</text:p>
      <text:p text:style-name="P1">OBJECTIVES:</text:p>
      <text:p text:style-name="P1">Creates <text:span text:style-name="T1">a subclass of Qthread which directly acts as a thread.</text:span></text:p>
      <text:p text:style-name="P1">QT FEATURES USED:</text:p>
      <text:p text:style-name="P1">Q<text:span text:style-name="T1">thread – for implementing new thread.</text:span></text:p>
      <text:p text:style-name="P2">QObject – included for making use of slots <text:span text:style-name="T3">and signals</text:span>. <text:s/></text:p>
      <text:p text:style-name="P1">VARIABLES AND MEMBER FUNCTIONS:</text:p>
      <text:p text:style-name="P5">flag – signal which is periodically emitted while the thread runs.</text:p>
      <text:p text:style-name="P6">finished – signal which is emitted when thread finishes execution.</text:p>
      <text:p text:style-name="P5">run() - <text:span text:style-name="T4">starts when class object is created and emits flag every 100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6pt" fo:font-style="itali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0:59:14.816097106</meta:creation-date>
    <dc:date>2018-03-07T13:07:37.372822468</dc:date>
    <meta:editing-duration>PT20M30S</meta:editing-duration>
    <meta:editing-cycles>9</meta:editing-cycles>
    <meta:generator>LibreOffice/5.4.5.1$Linux_X86_64 LibreOffice_project/40m0$Build-1</meta:generator>
    <meta:document-statistic meta:table-count="0" meta:image-count="0" meta:object-count="0" meta:page-count="1" meta:paragraph-count="10" meta:word-count="67" meta:character-count="439" meta:non-whitespace-character-count="376"/>
  </office:meta>
</office:document-meta>
</file>